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/>
    </style:style>
    <style:style style:name="P5" style:parent-style-name="Normal" style:family="paragraph">
      <style:paragraph-properties fo:margin-bottom="0.1388in" fo:line-height="115%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T10" style:parent-style-name="DefaultParagraphFont" style:family="text">
      <style:text-properties style:font-name-asian="Calibri" style:font-name-complex="Calibri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DefaultParagraphFont" style:family="text">
      <style:text-properties style:font-name-asian="Calibri" style:font-name-complex="Calibri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/>
    </style:style>
    <style:style style:name="P38" style:parent-style-name="Normal" style:family="paragraph">
      <style:paragraph-properties fo:margin-bottom="0.1388in" fo:line-height="115%"/>
    </style:style>
    <style:style style:name="T39" style:parent-style-name="DefaultParagraphFont" style:family="text">
      <style:text-properties style:font-name-asian="Calibri" style:font-name-complex="Calibri"/>
    </style:style>
    <style:style style:name="T40" style:parent-style-name="DefaultParagraphFont" style:family="text">
      <style:text-properties style:font-name-asian="Calibri" style:font-name-complex="Calibri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-asian="Calibri" style:font-name-complex="Calibri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/>
    </style:style>
    <style:style style:name="P47" style:parent-style-name="Normal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-asian="Calibri" style:font-name-complex="Calibri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-asian="Calibri" style:font-name-complex="Calibri"/>
    </style:style>
    <style:style style:name="T60" style:parent-style-name="DefaultParagraphFont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DefaultParagraphFont" style:family="text">
      <style:text-properties style:font-name-asian="Calibri" style:font-name-complex="Calibri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P67" style:parent-style-name="Normal" style:family="paragraph">
      <style:paragraph-properties fo:margin-bottom="0.1388in" fo:line-height="115%"/>
    </style:style>
    <style:style style:name="T68" style:parent-style-name="DefaultParagraphFont" style:family="text">
      <style:text-properties style:font-name-asian="Calibri" style:font-name-complex="Calibri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/>
    </style:style>
    <style:style style:name="P76" style:parent-style-name="Normal" style:family="paragraph">
      <style:paragraph-properties fo:margin-bottom="0.1388in" fo:line-height="115%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-asian="Calibri" style:font-name-complex="Calibri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/>
    </style:style>
    <style:style style:name="T87" style:parent-style-name="DefaultParagraphFont" style:family="text">
      <style:text-properties style:font-name-asian="Calibri" style:font-name-complex="Calibri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-asian="Calibri" style:font-name-complex="Calibri"/>
    </style:style>
    <style:style style:name="T96" style:parent-style-name="DefaultParagraphFont" style:family="text">
      <style:text-properties style:font-name-asian="Calibri" style:font-name-complex="Calibri"/>
    </style:style>
    <style:style style:name="P97" style:parent-style-name="Normal" style:family="paragraph">
      <style:paragraph-properties fo:margin-bottom="0.1388in" fo:line-height="115%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/>
    </style:style>
    <style:style style:name="P104" style:parent-style-name="Normal" style:family="paragraph">
      <style:paragraph-properties fo:margin-bottom="0.1388in" fo:line-height="115%"/>
    </style:style>
    <style:style style:name="T105" style:parent-style-name="DefaultParagraphFont" style:family="text">
      <style:text-properties style:font-name-asian="Calibri" style:font-name-complex="Calibri"/>
    </style:style>
    <style:style style:name="P106" style:parent-style-name="Normal" style:family="paragraph">
      <style:paragraph-properties fo:margin-bottom="0.1388in" fo:line-height="115%"/>
    </style:style>
    <style:style style:name="T107" style:parent-style-name="DefaultParagraphFont" style:family="text">
      <style:text-properties style:font-name-asian="Calibri" style:font-name-complex="Calibri"/>
    </style:style>
    <style:style style:name="T108" style:parent-style-name="DefaultParagraphFont" style:family="text">
      <style:text-properties style:font-name-asian="Calibri" style:font-name-complex="Calibri"/>
    </style:style>
    <style:style style:name="P109" style:parent-style-name="Normal" style:family="paragraph">
      <style:paragraph-properties fo:margin-bottom="0.1388in" fo:line-height="115%"/>
    </style:style>
    <style:style style:name="T110" style:parent-style-name="DefaultParagraphFont" style:family="text">
      <style:text-properties style:font-name-asian="Calibri" style:font-name-complex="Calibri"/>
    </style:style>
    <style:style style:name="P111" style:parent-style-name="Normal" style:family="paragraph">
      <style:paragraph-properties fo:margin-bottom="0.1388in" fo:line-height="115%"/>
    </style:style>
    <style:style style:name="T112" style:parent-style-name="DefaultParagraphFont" style:family="text">
      <style:text-properties style:font-name-asian="Calibri" style:font-name-complex="Calibri"/>
    </style:style>
    <style:style style:name="P113" style:parent-style-name="Normal" style:family="paragraph">
      <style:paragraph-properties fo:margin-bottom="0.1388in" fo:line-height="115%"/>
    </style:style>
    <style:style style:name="T114" style:parent-style-name="DefaultParagraphFont" style:family="text">
      <style:text-properties style:font-name-asian="Calibri" style:font-name-complex="Calibri"/>
    </style:style>
    <style:style style:name="P115" style:parent-style-name="Normal" style:family="paragraph">
      <style:paragraph-properties fo:margin-bottom="0.1388in" fo:line-height="115%"/>
    </style:style>
    <style:style style:name="T116" style:parent-style-name="DefaultParagraphFont" style:family="text">
      <style:text-properties style:font-name-asian="Calibri" style:font-name-complex="Calibri"/>
    </style:style>
    <style:style style:name="P117" style:parent-style-name="Normal" style:family="paragraph">
      <style:paragraph-properties fo:margin-bottom="0.1388in" fo:line-height="115%"/>
    </style:style>
    <style:style style:name="T118" style:parent-style-name="DefaultParagraphFont" style:family="text">
      <style:text-properties style:font-name-asian="Calibri" style:font-name-complex="Calibri"/>
    </style:style>
    <style:style style:name="T119" style:parent-style-name="DefaultParagraphFont" style:family="text">
      <style:text-properties style:font-name-asian="Calibri" style:font-name-complex="Calibri"/>
    </style:style>
    <style:style style:name="P120" style:parent-style-name="Normal" style:family="paragraph">
      <style:paragraph-properties fo:margin-bottom="0.1388in" fo:line-height="115%"/>
    </style:style>
    <style:style style:name="T121" style:parent-style-name="DefaultParagraphFont" style:family="text">
      <style:text-properties style:font-name-asian="Calibri" style:font-name-complex="Calibri"/>
    </style:style>
    <style:style style:name="P122" style:parent-style-name="Normal" style:family="paragraph">
      <style:paragraph-properties fo:margin-bottom="0.1388in" fo:line-height="115%"/>
    </style:style>
    <style:style style:name="T123" style:parent-style-name="DefaultParagraphFont" style:family="text">
      <style:text-properties style:font-name-asian="Calibri" style:font-name-complex="Calibri"/>
    </style:style>
    <style:style style:name="P124" style:parent-style-name="Normal" style:family="paragraph">
      <style:paragraph-properties fo:margin-bottom="0.1388in" fo:line-height="115%"/>
    </style:style>
    <style:style style:name="T125" style:parent-style-name="DefaultParagraphFont" style:family="text">
      <style:text-properties style:font-name-asian="Calibri" style:font-name-complex="Calibri"/>
    </style:style>
    <style:style style:name="P126" style:parent-style-name="Normal" style:family="paragraph">
      <style:paragraph-properties fo:margin-bottom="0.1388in" fo:line-height="115%"/>
    </style:style>
    <style:style style:name="T127" style:parent-style-name="DefaultParagraphFont" style:family="text">
      <style:text-properties style:font-name-asian="Calibri" style:font-name-complex="Calibri"/>
    </style:style>
    <style:style style:name="P128" style:parent-style-name="Normal" style:family="paragraph">
      <style:paragraph-properties fo:margin-bottom="0.1388in" fo:line-height="115%"/>
    </style:style>
    <style:style style:name="T129" style:parent-style-name="DefaultParagraphFont" style:family="text">
      <style:text-properties style:font-name-asian="Calibri" style:font-name-complex="Calibri"/>
    </style:style>
    <style:style style:name="T130" style:parent-style-name="DefaultParagraphFont" style:family="text">
      <style:text-properties style:font-name-asian="Calibri" style:font-name-complex="Calibri"/>
    </style:style>
    <style:style style:name="P131" style:parent-style-name="Normal" style:family="paragraph">
      <style:paragraph-properties fo:margin-bottom="0.1388in" fo:line-height="115%"/>
    </style:style>
    <style:style style:name="T132" style:parent-style-name="DefaultParagraphFont" style:family="text">
      <style:text-properties style:font-name-asian="Calibri" style:font-name-complex="Calibri"/>
    </style:style>
    <style:style style:name="P133" style:parent-style-name="Normal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-asian="Calibri" style:font-name-complex="Calibri"/>
    </style:style>
    <style:style style:name="P135" style:parent-style-name="Normal" style:family="paragraph">
      <style:paragraph-properties fo:margin-bottom="0.1388in" fo:line-height="115%"/>
    </style:style>
    <style:style style:name="T136" style:parent-style-name="DefaultParagraphFont" style:family="text">
      <style:text-properties style:font-name-asian="Calibri" style:font-name-complex="Calibri"/>
    </style:style>
    <style:style style:name="P137" style:parent-style-name="Normal" style:family="paragraph">
      <style:paragraph-properties fo:margin-bottom="0.1388in" fo:line-height="115%"/>
    </style:style>
    <style:style style:name="T138" style:parent-style-name="DefaultParagraphFont" style:family="text">
      <style:text-properties style:font-name-asian="Calibri" style:font-name-complex="Calibri"/>
    </style:style>
    <style:style style:name="P139" style:parent-style-name="Normal" style:family="paragraph">
      <style:paragraph-properties fo:margin-bottom="0.1388in" fo:line-height="115%"/>
    </style:style>
    <style:style style:name="T140" style:parent-style-name="DefaultParagraphFont" style:family="text">
      <style:text-properties style:font-name-asian="Calibri" style:font-name-complex="Calibri"/>
    </style:style>
    <style:style style:name="P141" style:parent-style-name="Normal" style:family="paragraph">
      <style:paragraph-properties fo:margin-bottom="0.1388in" fo:line-height="115%"/>
    </style:style>
    <style:style style:name="T142" style:parent-style-name="DefaultParagraphFont" style:family="text">
      <style:text-properties style:font-name-asian="Calibri" style:font-name-complex="Calibri"/>
    </style:style>
    <style:style style:name="P143" style:parent-style-name="Normal" style:family="paragraph">
      <style:paragraph-properties fo:margin-bottom="0.1388in" fo:line-height="115%"/>
    </style:style>
    <style:style style:name="T144" style:parent-style-name="DefaultParagraphFont" style:family="text">
      <style:text-properties style:font-name-asian="Calibri" style:font-name-complex="Calibri"/>
    </style:style>
    <style:style style:name="T145" style:parent-style-name="DefaultParagraphFont" style:family="text">
      <style:text-properties style:font-name-asian="Calibri" style:font-name-complex="Calibri"/>
    </style:style>
    <style:style style:name="P146" style:parent-style-name="Normal" style:family="paragraph">
      <style:paragraph-properties fo:margin-bottom="0.1388in" fo:line-height="115%"/>
    </style:style>
    <style:style style:name="T147" style:parent-style-name="DefaultParagraphFont" style:family="text">
      <style:text-properties style:font-name-asian="Calibri" style:font-name-complex="Calibri"/>
    </style:style>
    <style:style style:name="P148" style:parent-style-name="Normal" style:family="paragraph">
      <style:paragraph-properties fo:margin-bottom="0.1388in" fo:line-height="115%"/>
    </style:style>
    <style:style style:name="T149" style:parent-style-name="DefaultParagraphFont" style:family="text">
      <style:text-properties style:font-name-asian="Calibri" style:font-name-complex="Calibri"/>
    </style:style>
    <style:style style:name="P150" style:parent-style-name="Normal" style:family="paragraph">
      <style:paragraph-properties fo:margin-bottom="0.1388in" fo:line-height="115%"/>
    </style:style>
    <style:style style:name="T151" style:parent-style-name="DefaultParagraphFont" style:family="text">
      <style:text-properties style:font-name-asian="Calibri" style:font-name-complex="Calibri"/>
    </style:style>
    <style:style style:name="P152" style:parent-style-name="Normal" style:family="paragraph">
      <style:paragraph-properties fo:margin-bottom="0.1388in" fo:line-height="115%"/>
    </style:style>
    <style:style style:name="T153" style:parent-style-name="DefaultParagraphFont" style:family="text">
      <style:text-properties style:font-name-asian="Calibri" style:font-name-complex="Calibri"/>
    </style:style>
    <style:style style:name="P154" style:parent-style-name="Normal" style:family="paragraph">
      <style:paragraph-properties fo:margin-bottom="0.1388in" fo:line-height="115%"/>
    </style:style>
    <style:style style:name="T155" style:parent-style-name="DefaultParagraphFont" style:family="text">
      <style:text-properties style:font-name-asian="Calibri" style:font-name-complex="Calibri"/>
    </style:style>
    <style:style style:name="P156" style:parent-style-name="Normal" style:family="paragraph">
      <style:paragraph-properties fo:margin-bottom="0.1388in" fo:line-height="115%"/>
    </style:style>
    <style:style style:name="T157" style:parent-style-name="DefaultParagraphFont" style:family="text">
      <style:text-properties style:font-name-asian="Calibri" style:font-name-complex="Calibri"/>
    </style:style>
    <style:style style:name="P158" style:parent-style-name="Normal" style:family="paragraph">
      <style:paragraph-properties fo:margin-bottom="0.1388in" fo:line-height="115%"/>
    </style:style>
    <style:style style:name="T159" style:parent-style-name="DefaultParagraphFont" style:family="text">
      <style:text-properties style:font-name-asian="Calibri" style:font-name-complex="Calibri"/>
    </style:style>
    <style:style style:name="P160" style:parent-style-name="Normal" style:family="paragraph">
      <style:paragraph-properties fo:margin-bottom="0.1388in" fo:line-height="115%"/>
    </style:style>
    <style:style style:name="T161" style:parent-style-name="DefaultParagraphFont" style:family="text">
      <style:text-properties style:font-name-asian="Calibri" style:font-name-complex="Calibri"/>
    </style:style>
    <style:style style:name="P162" style:parent-style-name="Normal" style:family="paragraph">
      <style:paragraph-properties fo:margin-bottom="0.1388in" fo:line-height="115%"/>
    </style:style>
    <style:style style:name="T163" style:parent-style-name="DefaultParagraphFont" style:family="text">
      <style:text-properties style:font-name-asian="Calibri" style:font-name-complex="Calibri"/>
    </style:style>
    <style:style style:name="P164" style:parent-style-name="Normal" style:family="paragraph">
      <style:paragraph-properties fo:margin-bottom="0.1388in" fo:line-height="115%"/>
    </style:style>
    <style:style style:name="T165" style:parent-style-name="DefaultParagraphFont" style:family="text">
      <style:text-properties style:font-name-asian="Calibri" style:font-name-complex="Calibri"/>
    </style:style>
    <style:style style:name="P166" style:parent-style-name="Normal" style:family="paragraph">
      <style:paragraph-properties fo:margin-bottom="0.1388in" fo:line-height="115%"/>
    </style:style>
    <style:style style:name="T167" style:parent-style-name="DefaultParagraphFont" style:family="text">
      <style:text-properties style:font-name-asian="Calibri" style:font-name-complex="Calibri"/>
    </style:style>
    <style:style style:name="T168" style:parent-style-name="DefaultParagraphFont" style:family="text">
      <style:text-properties style:font-name-asian="Calibri" style:font-name-complex="Calibri"/>
    </style:style>
    <style:style style:name="P169" style:parent-style-name="Normal" style:family="paragraph">
      <style:paragraph-properties fo:margin-bottom="0.1388in" fo:line-height="115%"/>
    </style:style>
    <style:style style:name="T170" style:parent-style-name="DefaultParagraphFont" style:family="text">
      <style:text-properties style:font-name-asian="Calibri" style:font-name-complex="Calibri"/>
    </style:style>
    <style:style style:name="P171" style:parent-style-name="Normal" style:family="paragraph">
      <style:paragraph-properties fo:margin-bottom="0.1388in" fo:line-height="115%"/>
    </style:style>
    <style:style style:name="T172" style:parent-style-name="DefaultParagraphFont" style:family="text">
      <style:text-properties style:font-name-asian="Calibri" style:font-name-complex="Calibri"/>
    </style:style>
    <style:style style:name="P173" style:parent-style-name="Normal" style:family="paragraph">
      <style:paragraph-properties fo:margin-bottom="0.1388in" fo:line-height="115%"/>
    </style:style>
    <style:style style:name="T174" style:parent-style-name="DefaultParagraphFont" style:family="text">
      <style:text-properties style:font-name-asian="Calibri" style:font-name-complex="Calibri"/>
    </style:style>
    <style:style style:name="P175" style:parent-style-name="Normal" style:family="paragraph">
      <style:paragraph-properties fo:margin-bottom="0.1388in" fo:line-height="115%"/>
    </style:style>
    <style:style style:name="T176" style:parent-style-name="DefaultParagraphFont" style:family="text">
      <style:text-properties style:font-name-asian="Calibri" style:font-name-complex="Calibri"/>
    </style:style>
    <style:style style:name="T177" style:parent-style-name="DefaultParagraphFont" style:family="text">
      <style:text-properties style:font-name-asian="Calibri" style:font-name-complex="Calibri"/>
    </style:style>
    <style:style style:name="P178" style:parent-style-name="Normal" style:family="paragraph">
      <style:paragraph-properties fo:margin-bottom="0.1388in" fo:line-height="115%"/>
    </style:style>
    <style:style style:name="T179" style:parent-style-name="DefaultParagraphFont" style:family="text">
      <style:text-properties style:font-name-asian="Calibri" style:font-name-complex="Calibri"/>
    </style:style>
    <style:style style:name="P180" style:parent-style-name="Normal" style:family="paragraph">
      <style:paragraph-properties fo:margin-bottom="0.1388in" fo:line-height="115%"/>
    </style:style>
    <style:style style:name="T181" style:parent-style-name="DefaultParagraphFont" style:family="text">
      <style:text-properties style:font-name-asian="Calibri" style:font-name-complex="Calibri"/>
    </style:style>
    <style:style style:name="P182" style:parent-style-name="Normal" style:family="paragraph">
      <style:paragraph-properties fo:margin-bottom="0.1388in" fo:line-height="115%"/>
    </style:style>
    <style:style style:name="T183" style:parent-style-name="DefaultParagraphFont" style:family="text">
      <style:text-properties style:font-name-asian="Calibri" style:font-name-complex="Calibri"/>
    </style:style>
    <style:style style:name="P184" style:parent-style-name="Normal" style:family="paragraph">
      <style:paragraph-properties fo:margin-bottom="0.1388in" fo:line-height="115%"/>
    </style:style>
    <style:style style:name="T185" style:parent-style-name="DefaultParagraphFont" style:family="text">
      <style:text-properties style:font-name-asian="Calibri" style:font-name-complex="Calibri"/>
    </style:style>
    <style:style style:name="P186" style:parent-style-name="Normal" style:family="paragraph">
      <style:paragraph-properties fo:margin-bottom="0.1388in" fo:line-height="115%"/>
    </style:style>
    <style:style style:name="T187" style:parent-style-name="DefaultParagraphFont" style:family="text">
      <style:text-properties style:font-name-asian="Calibri" style:font-name-complex="Calibri"/>
    </style:style>
    <style:style style:name="T188" style:parent-style-name="DefaultParagraphFont" style:family="text">
      <style:text-properties style:font-name-asian="Calibri" style:font-name-complex="Calibri"/>
    </style:style>
    <style:style style:name="P189" style:parent-style-name="Normal" style:family="paragraph">
      <style:paragraph-properties fo:margin-bottom="0.1388in" fo:line-height="115%"/>
    </style:style>
    <style:style style:name="T190" style:parent-style-name="DefaultParagraphFont" style:family="text">
      <style:text-properties style:font-name-asian="Calibri" style:font-name-complex="Calibri"/>
    </style:style>
    <style:style style:name="P191" style:parent-style-name="Normal" style:family="paragraph">
      <style:paragraph-properties fo:margin-bottom="0.1388in" fo:line-height="115%"/>
    </style:style>
    <style:style style:name="T192" style:parent-style-name="DefaultParagraphFont" style:family="text">
      <style:text-properties style:font-name-asian="Calibri" style:font-name-complex="Calibri"/>
    </style:style>
    <style:style style:name="P193" style:parent-style-name="Normal" style:family="paragraph">
      <style:paragraph-properties fo:margin-bottom="0.1388in" fo:line-height="115%"/>
    </style:style>
    <style:style style:name="T194" style:parent-style-name="DefaultParagraphFont" style:family="text">
      <style:text-properties style:font-name-asian="Calibri" style:font-name-complex="Calibri"/>
    </style:style>
    <style:style style:name="P195" style:parent-style-name="Normal" style:family="paragraph">
      <style:paragraph-properties fo:margin-bottom="0.1388in" fo:line-height="115%"/>
    </style:style>
    <style:style style:name="T196" style:parent-style-name="DefaultParagraphFont" style:family="text">
      <style:text-properties style:font-name-asian="Calibri" style:font-name-complex="Calibri"/>
    </style:style>
    <style:style style:name="T197" style:parent-style-name="DefaultParagraphFont" style:family="text">
      <style:text-properties style:font-name-asian="Calibri" style:font-name-complex="Calibri"/>
    </style:style>
    <style:style style:name="P198" style:parent-style-name="Normal" style:family="paragraph">
      <style:paragraph-properties fo:margin-bottom="0.1388in" fo:line-height="115%"/>
    </style:style>
    <style:style style:name="T199" style:parent-style-name="DefaultParagraphFont" style:family="text">
      <style:text-properties style:font-name-asian="Calibri" style:font-name-complex="Calibri"/>
    </style:style>
    <style:style style:name="P200" style:parent-style-name="Normal" style:family="paragraph">
      <style:paragraph-properties fo:margin-bottom="0.1388in" fo:line-height="115%"/>
    </style:style>
    <style:style style:name="T201" style:parent-style-name="DefaultParagraphFont" style:family="text">
      <style:text-properties style:font-name-asian="Calibri" style:font-name-complex="Calibri"/>
    </style:style>
    <style:style style:name="P202" style:parent-style-name="Normal" style:family="paragraph">
      <style:paragraph-properties fo:margin-bottom="0.1388in" fo:line-height="115%"/>
    </style:style>
    <style:style style:name="T203" style:parent-style-name="DefaultParagraphFont" style:family="text">
      <style:text-properties style:font-name-asian="Calibri" style:font-name-complex="Calibri"/>
    </style:style>
    <style:style style:name="P204" style:parent-style-name="Normal" style:family="paragraph">
      <style:paragraph-properties fo:margin-bottom="0.1388in" fo:line-height="115%"/>
    </style:style>
    <style:style style:name="T205" style:parent-style-name="DefaultParagraphFont" style:family="text">
      <style:text-properties style:font-name-asian="Calibri" style:font-name-complex="Calibri"/>
    </style:style>
    <style:style style:name="T206" style:parent-style-name="DefaultParagraphFont" style:family="text">
      <style:text-properties style:font-name-asian="Calibri" style:font-name-complex="Calibri"/>
    </style:style>
    <style:style style:name="P207" style:parent-style-name="Normal" style:family="paragraph">
      <style:paragraph-properties fo:margin-bottom="0.1388in" fo:line-height="115%"/>
    </style:style>
    <style:style style:name="T208" style:parent-style-name="DefaultParagraphFont" style:family="text">
      <style:text-properties style:font-name-asian="Calibri" style:font-name-complex="Calibri"/>
    </style:style>
    <style:style style:name="P209" style:parent-style-name="Normal" style:family="paragraph">
      <style:paragraph-properties fo:margin-bottom="0.1388in" fo:line-height="115%"/>
    </style:style>
    <style:style style:name="T210" style:parent-style-name="DefaultParagraphFont" style:family="text">
      <style:text-properties style:font-name-asian="Calibri" style:font-name-complex="Calibri"/>
    </style:style>
    <style:style style:name="P211" style:parent-style-name="Normal" style:family="paragraph">
      <style:paragraph-properties fo:margin-bottom="0.1388in" fo:line-height="115%"/>
    </style:style>
    <style:style style:name="T212" style:parent-style-name="DefaultParagraphFont" style:family="text">
      <style:text-properties style:font-name-asian="Calibri" style:font-name-complex="Calibri"/>
    </style:style>
    <style:style style:name="P213" style:parent-style-name="Normal" style:family="paragraph">
      <style:paragraph-properties fo:margin-bottom="0.1388in" fo:line-height="115%"/>
    </style:style>
    <style:style style:name="T214" style:parent-style-name="DefaultParagraphFont" style:family="text">
      <style:text-properties style:font-name-asian="Calibri" style:font-name-complex="Calibri"/>
    </style:style>
    <style:style style:name="T215" style:parent-style-name="DefaultParagraphFont" style:family="text">
      <style:text-properties style:font-name-asian="Calibri" style:font-name-complex="Calibri"/>
    </style:style>
    <style:style style:name="P216" style:parent-style-name="Normal" style:family="paragraph">
      <style:paragraph-properties fo:margin-bottom="0.1388in" fo:line-height="115%"/>
    </style:style>
    <style:style style:name="T217" style:parent-style-name="DefaultParagraphFont" style:family="text">
      <style:text-properties style:font-name-asian="Calibri" style:font-name-complex="Calibri"/>
    </style:style>
    <style:style style:name="P218" style:parent-style-name="Normal" style:family="paragraph">
      <style:paragraph-properties fo:margin-bottom="0.1388in" fo:line-height="115%"/>
    </style:style>
    <style:style style:name="P219" style:parent-style-name="Normal" style:family="paragraph">
      <style:paragraph-properties fo:margin-bottom="0.1388in" fo:line-height="115%"/>
    </style:style>
    <style:style style:name="T220" style:parent-style-name="DefaultParagraphFont" style:family="text">
      <style:text-properties style:font-name-asian="Calibri" style:font-name-complex="Calibri"/>
    </style:style>
    <style:style style:name="P221" style:parent-style-name="Normal" style:family="paragraph">
      <style:paragraph-properties fo:margin-bottom="0.1388in" fo:line-height="115%"/>
    </style:style>
    <style:style style:name="T222" style:parent-style-name="DefaultParagraphFont" style:family="text">
      <style:text-properties style:font-name-asian="Calibri" style:font-name-complex="Calibri"/>
    </style:style>
    <style:style style:name="P223" style:parent-style-name="Normal" style:family="paragraph">
      <style:paragraph-properties fo:margin-bottom="0.1388in" fo:line-height="115%"/>
    </style:style>
    <style:style style:name="P224" style:parent-style-name="Normal" style:family="paragraph">
      <style:paragraph-properties fo:margin-bottom="0.1388in" fo:line-height="115%"/>
    </style:style>
    <style:style style:name="T225" style:parent-style-name="DefaultParagraphFont" style:family="text">
      <style:text-properties style:font-name-asian="Calibri" style:font-name-complex="Calibri"/>
    </style:style>
    <style:style style:name="P226" style:parent-style-name="Normal" style:family="paragraph">
      <style:paragraph-properties fo:margin-bottom="0.1388in" fo:line-height="115%"/>
    </style:style>
    <style:style style:name="T227" style:parent-style-name="DefaultParagraphFont" style:family="text">
      <style:text-properties style:font-name-asian="Calibri" style:font-name-complex="Calibri"/>
    </style:style>
    <style:style style:name="T228" style:parent-style-name="DefaultParagraphFont" style:family="text">
      <style:text-properties style:font-name-asian="Calibri" style:font-name-complex="Calibri"/>
    </style:style>
    <style:style style:name="P229" style:parent-style-name="Normal" style:family="paragraph">
      <style:paragraph-properties fo:margin-bottom="0.1388in" fo:line-height="115%"/>
    </style:style>
    <style:style style:name="P230" style:parent-style-name="Normal" style:family="paragraph">
      <style:paragraph-properties fo:margin-bottom="0.1388in" fo:line-height="115%"/>
    </style:style>
    <style:style style:name="T231" style:parent-style-name="DefaultParagraphFont" style:family="text">
      <style:text-properties style:font-name-asian="Calibri" style:font-name-complex="Calibri"/>
    </style:style>
    <style:style style:name="P232" style:parent-style-name="Normal" style:family="paragraph">
      <style:paragraph-properties fo:margin-bottom="0.1388in" fo:line-height="115%"/>
    </style:style>
    <style:style style:name="T233" style:parent-style-name="DefaultParagraphFont" style:family="text">
      <style:text-properties style:font-name-asian="Calibri" style:font-name-complex="Calibri"/>
    </style:style>
    <style:style style:name="P234" style:parent-style-name="Normal" style:family="paragraph">
      <style:paragraph-properties fo:margin-bottom="0.1388in" fo:line-height="115%"/>
    </style:style>
    <style:style style:name="P235" style:parent-style-name="Normal" style:family="paragraph">
      <style:paragraph-properties fo:margin-bottom="0.1388in" fo:line-height="115%"/>
    </style:style>
    <style:style style:name="T236" style:parent-style-name="DefaultParagraphFont" style:family="text">
      <style:text-properties style:font-name-asian="Calibri" style:font-name-complex="Calibri"/>
    </style:style>
    <style:style style:name="P237" style:parent-style-name="Normal" style:family="paragraph">
      <style:paragraph-properties fo:margin-bottom="0.1388in" fo:line-height="115%"/>
    </style:style>
    <style:style style:name="T238" style:parent-style-name="DefaultParagraphFont" style:family="text">
      <style:text-properties style:font-name-asian="Calibri" style:font-name-complex="Calibri"/>
    </style:style>
    <style:style style:name="T239" style:parent-style-name="DefaultParagraphFont" style:family="text">
      <style:text-properties style:font-name-asian="Calibri" style:font-name-complex="Calibri"/>
    </style:style>
    <style:style style:name="P240" style:parent-style-name="Normal" style:family="paragraph">
      <style:paragraph-properties fo:margin-bottom="0.1388in" fo:line-height="115%"/>
    </style:style>
    <style:style style:name="P241" style:parent-style-name="Normal" style:family="paragraph">
      <style:paragraph-properties fo:margin-bottom="0.1388in" fo:line-height="115%"/>
    </style:style>
    <style:style style:name="T242" style:parent-style-name="DefaultParagraphFont" style:family="text">
      <style:text-properties style:font-name-asian="Calibri" style:font-name-complex="Calibri"/>
    </style:style>
    <style:style style:name="P243" style:parent-style-name="Normal" style:family="paragraph">
      <style:paragraph-properties fo:margin-bottom="0.1388in" fo:line-height="115%"/>
    </style:style>
    <style:style style:name="T244" style:parent-style-name="DefaultParagraphFont" style:family="text">
      <style:text-properties style:font-name-asian="Calibri" style:font-name-complex="Calibri"/>
    </style:style>
    <style:style style:name="T245" style:parent-style-name="DefaultParagraphFont" style:family="text">
      <style:text-properties style:font-name-asian="Calibri" style:font-name-complex="Calibri"/>
    </style:style>
    <style:style style:name="P246" style:parent-style-name="Normal" style:family="paragraph">
      <style:paragraph-properties fo:margin-bottom="0.1388in" fo:line-height="115%"/>
    </style:style>
    <style:style style:name="P247" style:parent-style-name="Normal" style:family="paragraph">
      <style:paragraph-properties fo:margin-bottom="0.1388in" fo:line-height="115%"/>
    </style:style>
    <style:style style:name="T248" style:parent-style-name="DefaultParagraphFont" style:family="text">
      <style:text-properties style:font-name-asian="Calibri" style:font-name-complex="Calibri"/>
    </style:style>
    <style:style style:name="P249" style:parent-style-name="Normal" style:family="paragraph">
      <style:paragraph-properties fo:margin-bottom="0.1388in" fo:line-height="115%"/>
    </style:style>
    <style:style style:name="T250" style:parent-style-name="DefaultParagraphFont" style:family="text">
      <style:text-properties style:font-name-asian="Calibri" style:font-name-complex="Calibri"/>
    </style:style>
    <style:style style:name="T251" style:parent-style-name="DefaultParagraphFont" style:family="text">
      <style:text-properties style:font-name-asian="Calibri" style:font-name-complex="Calibri"/>
    </style:style>
    <style:style style:name="P252" style:parent-style-name="Normal" style:family="paragraph">
      <style:paragraph-properties fo:margin-bottom="0.1388in" fo:line-height="115%"/>
    </style:style>
    <style:style style:name="T253" style:parent-style-name="DefaultParagraphFont" style:family="text">
      <style:text-properties style:font-name-asian="Calibri" style:font-name-complex="Calibri"/>
    </style:style>
    <style:style style:name="T254" style:parent-style-name="DefaultParagraphFont" style:family="text">
      <style:text-properties style:font-name-asian="Calibri" style:font-name-complex="Calibri"/>
    </style:style>
    <style:style style:name="T255" style:parent-style-name="DefaultParagraphFont" style:family="text">
      <style:text-properties style:font-name-asian="Calibri" style:font-name-complex="Calibri"/>
    </style:style>
    <style:style style:name="P256" style:parent-style-name="Normal" style:family="paragraph">
      <style:paragraph-properties fo:margin-bottom="0.1388in" fo:line-height="115%"/>
    </style:style>
    <style:style style:name="T257" style:parent-style-name="DefaultParagraphFont" style:family="text">
      <style:text-properties style:font-name-asian="Calibri" style:font-name-complex="Calibri"/>
    </style:style>
    <style:style style:name="T258" style:parent-style-name="DefaultParagraphFont" style:family="text">
      <style:text-properties style:font-name-asian="Calibri" style:font-name-complex="Calibri"/>
    </style:style>
    <style:style style:name="P259" style:parent-style-name="Normal" style:family="paragraph">
      <style:paragraph-properties fo:margin-bottom="0.1388in" fo:line-height="115%"/>
    </style:style>
    <style:style style:name="T260" style:parent-style-name="DefaultParagraphFont" style:family="text">
      <style:text-properties style:font-name-asian="Calibri" style:font-name-complex="Calibri"/>
    </style:style>
    <style:style style:name="T261" style:parent-style-name="DefaultParagraphFont" style:family="text">
      <style:text-properties style:font-name-asian="Calibri" style:font-name-complex="Calibri"/>
    </style:style>
    <style:style style:name="T262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Assignment 1: Text Processing and Automation - Write a bash script that uses grep, sed, and awk to list all login attemtps to a linux system, extract attempted</text:span></text:p>
      <text:p text:style-name="P3"><text:span text:style-name="T4">user and error messages to a separate file.</text:span></text:p>
      <text:p text:style-name="P5"/>
      <text:p text:style-name="P6"><text:span text:style-name="T7">SOLUTION:</text:span></text:p>
      <text:p text:style-name="P8"><text:span text:style-name="T9">Administrator@DESKTOP-TIC5DM4 MINGW64<text:s/></text:span><text:span text:style-name="T10">~/Desktop/LOG_FILE (master)</text:span></text:p>
      <text:p text:style-name="P11"><text:span text:style-name="T12">$ git init</text:span></text:p>
      <text:p text:style-name="P13"><text:span text:style-name="T14">Reinitialized existing Git repository in C:/Users/Administrator/Desktop/LOG_FILE</text:span></text:p>
      <text:p text:style-name="P15"/>
      <text:p text:style-name="P16"><text:span text:style-name="T17">Administrator@DESKTOP-TIC5DM4 MINGW64 ~/Desktop/LOG_FILE (master)</text:span></text:p>
      <text:p text:style-name="P18"><text:span text:style-name="T19">$ cat login_attempts.txt</text:span></text:p>
      <text:p text:style-name="P20"><text:span text:style-name="T21">Accepted password for user1 from 192.168.1.1</text:span><text:span text:style-name="T22">00 port 51432 ssh2</text:span></text:p>
      <text:p text:style-name="P23"><text:span text:style-name="T24">Failed password for invalid user guest from 192.168.1.101 port 61234 ssh2</text:span></text:p>
      <text:p text:style-name="P25"><text:span text:style-name="T26">Accepted password for user2 from 10.0.0.5 port 41852 ssh2</text:span></text:p>
      <text:p text:style-name="P27"><text:span text:style-name="T28">Failed password for user2 from 10.0.0.5 port 41852 ssh2</text:span></text:p>
      <text:p text:style-name="P29"><text:span text:style-name="T30">Failed password for invalid user admin from 172.1</text:span><text:span text:style-name="T31">6.0.2 port 32245 ssh2</text:span></text:p>
      <text:p text:style-name="P32"><text:span text:style-name="T33">Accepted password for user3 from 172.16.0.3 port 54012 ssh2</text:span></text:p>
      <text:p text:style-name="P34"><text:span text:style-name="T35">Failed password for root from 203.0.113.42 port 39281 ssh2</text:span></text:p>
      <text:p text:style-name="P36"><text:span text:style-name="T37"><text:s/>Accepted password for root from 203.0.113.42 port 39281 ssh2</text:span></text:p>
      <text:p text:style-name="P38"><text:span text:style-name="T39"><text:s/>Failed password for user4 from 198.51.100.23 port 49</text:span><text:span text:style-name="T40">503 ssh2</text:span></text:p>
      <text:p text:style-name="P41"><text:span text:style-name="T42">Failed password for user4 from 198.51.100.23 port 49503 ssh2</text:span></text:p>
      <text:p text:style-name="P43"><text:span text:style-name="T44">Accepted publickey for user5 from 192.0.2.45 port 40322 ssh2</text:span></text:p>
      <text:p text:style-name="P45"><text:span text:style-name="T46">Failed password for user5 from 192.0.2.45 port 40322 ssh2</text:span></text:p>
      <text:p text:style-name="P47"><text:span text:style-name="T48">Failed password for root from 203.0.113.98 port 23412 ssh2</text:span></text:p>
      <text:p text:style-name="P49"><text:span text:style-name="T50">Accepted</text:span><text:span text:style-name="T51"><text:s/>password for user6 from 192.168.1.102 port 65231 ssh2</text:span></text:p>
      <text:p text:style-name="P52"><text:span text:style-name="T53">Failed password for user6 from 192.168.1.102 port 65231 ssh2</text:span></text:p>
      <text:p text:style-name="P54"><text:span text:style-name="T55">Failed password for invalid user test from 198.51.100.56 port 48412 ssh2</text:span></text:p>
      <text:p text:style-name="P56"><text:span text:style-name="T57"><text:s/>Accepted password for user7 from 192.0.2.200 port 31214 ssh2</text:span></text:p>
      <text:soft-page-break/>
      <text:p text:style-name="P58"><text:span text:style-name="T59">Faile</text:span><text:span text:style-name="T60">d password for user8 from 203.0.113.75 port 49218 ssh2</text:span></text:p>
      <text:p text:style-name="P61"><text:span text:style-name="T62">Accepted password for user8 from 203.0.113.75 port 49218 ssh2</text:span></text:p>
      <text:p text:style-name="P63"><text:span text:style-name="T64"><text:s/>Failed password for root from 198.51.100.89 port 62145 ssh2</text:span></text:p>
      <text:p text:style-name="P65"><text:span text:style-name="T66">Administrator@DESKTOP-TIC5DM4 MINGW64 ~/Desktop/LOG_FILE (master)</text:span></text:p>
      <text:p text:style-name="P67"><text:span text:style-name="T68">$ cat<text:s/></text:span><text:span text:style-name="T69">login_attempts.txt |grep "Failed password"</text:span></text:p>
      <text:p text:style-name="P70"><text:span text:style-name="T71">Failed password for invalid user guest from 192.168.1.101 port 61234 ssh2</text:span></text:p>
      <text:p text:style-name="P72"><text:span text:style-name="T73">Failed password for user2 from 10.0.0.5 port 41852 ssh2</text:span></text:p>
      <text:p text:style-name="P74"><text:span text:style-name="T75">Failed password for invalid user admin from 172.16.0.2 port 32245 ssh2</text:span></text:p>
      <text:p text:style-name="P76"><text:span text:style-name="T77">Failed passw</text:span><text:span text:style-name="T78">ord for root from 203.0.113.42 port 39281 ssh2</text:span></text:p>
      <text:p text:style-name="P79"><text:span text:style-name="T80"><text:s/>Failed password for user4 from 198.51.100.23 port 49503 ssh2</text:span></text:p>
      <text:p text:style-name="P81"><text:span text:style-name="T82">Failed password for user4 from 198.51.100.23 port 49503 ssh2</text:span></text:p>
      <text:p text:style-name="P83"><text:span text:style-name="T84">Failed password for user5 from 192.0.2.45 port 40322 ssh2</text:span></text:p>
      <text:p text:style-name="P85"><text:span text:style-name="T86">Failed password for root fro</text:span><text:span text:style-name="T87">m 203.0.113.98 port 23412 ssh2</text:span></text:p>
      <text:p text:style-name="P88"><text:span text:style-name="T89">Failed password for user6 from 192.168.1.102 port 65231 ssh2</text:span></text:p>
      <text:p text:style-name="P90"><text:span text:style-name="T91">Failed password for invalid user test from 198.51.100.56 port 48412 ssh2</text:span></text:p>
      <text:p text:style-name="P92"><text:span text:style-name="T93">Failed password for user8 from 203.0.113.75 port 49218 ssh2</text:span></text:p>
      <text:p text:style-name="P94"><text:span text:style-name="T95"><text:s/>Failed password for root from<text:s/></text:span><text:span text:style-name="T96">198.51.100.89 port 62145 ssh2</text:span></text:p>
      <text:p text:style-name="P97"/>
      <text:p text:style-name="P98"><text:span text:style-name="T99">Administrator@DESKTOP-TIC5DM4 MINGW64 ~/Desktop/LOG_FILE (master)</text:span></text:p>
      <text:p text:style-name="P100"><text:span text:style-name="T101">$ cat login_attempts.txt |sed '/Failed password/invalid user/'</text:span></text:p>
      <text:p text:style-name="P102"><text:span text:style-name="T103">Accepted password for user1 from 192.168.1.100 port 51432 ssh2</text:span></text:p>
      <text:p text:style-name="P104"><text:span text:style-name="T105">nvalid user/</text:span></text:p>
      <text:p text:style-name="P106"><text:span text:style-name="T107">Failed password for<text:s/></text:span><text:span text:style-name="T108">invalid user guest from 192.168.1.101 port 61234 ssh2</text:span></text:p>
      <text:p text:style-name="P109"><text:span text:style-name="T110">Accepted password for user2 from 10.0.0.5 port 41852 ssh2</text:span></text:p>
      <text:p text:style-name="P111"><text:span text:style-name="T112">nvalid user/</text:span></text:p>
      <text:p text:style-name="P113"><text:span text:style-name="T114">Failed password for user2 from 10.0.0.5 port 41852 ssh2</text:span></text:p>
      <text:p text:style-name="P115"><text:span text:style-name="T116">nvalid user/</text:span></text:p>
      <text:soft-page-break/>
      <text:p text:style-name="P117"><text:span text:style-name="T118">Failed password for invalid user admin from 172.16.0.2 port 32</text:span><text:span text:style-name="T119">245 ssh2</text:span></text:p>
      <text:p text:style-name="P120"><text:span text:style-name="T121">Accepted password for user3 from 172.16.0.3 port 54012 ssh2</text:span></text:p>
      <text:p text:style-name="P122"><text:span text:style-name="T123">nvalid user/</text:span></text:p>
      <text:p text:style-name="P124"><text:span text:style-name="T125">Failed password for root from 203.0.113.42 port 39281 ssh2</text:span></text:p>
      <text:p text:style-name="P126"><text:span text:style-name="T127"><text:s/>Accepted password for root from 203.0.113.42 port 39281 ssh2</text:span></text:p>
      <text:p text:style-name="P128"><text:span text:style-name="T129"><text:s/>Failed password for user4 from 198.51.100.23 port<text:s/></text:span><text:span text:style-name="T130">49503 ssh2</text:span></text:p>
      <text:p text:style-name="P131"><text:span text:style-name="T132">nvalid user/</text:span></text:p>
      <text:p text:style-name="P133"><text:span text:style-name="T134">Failed password for user4 from 198.51.100.23 port 49503 ssh2</text:span></text:p>
      <text:p text:style-name="P135"><text:span text:style-name="T136">Accepted publickey for user5 from 192.0.2.45 port 40322 ssh2</text:span></text:p>
      <text:p text:style-name="P137"><text:span text:style-name="T138">nvalid user/</text:span></text:p>
      <text:p text:style-name="P139"><text:span text:style-name="T140">Failed password for user5 from 192.0.2.45 port 40322 ssh2</text:span></text:p>
      <text:p text:style-name="P141"><text:span text:style-name="T142">nvalid user/</text:span></text:p>
      <text:p text:style-name="P143"><text:span text:style-name="T144">Failed password for root f</text:span><text:span text:style-name="T145">rom 203.0.113.98 port 23412 ssh2</text:span></text:p>
      <text:p text:style-name="P146"><text:span text:style-name="T147">Accepted password for user6 from 192.168.1.102 port 65231 ssh2</text:span></text:p>
      <text:p text:style-name="P148"><text:span text:style-name="T149">nvalid user/</text:span></text:p>
      <text:p text:style-name="P150"><text:span text:style-name="T151">Failed password for user6 from 192.168.1.102 port 65231 ssh2</text:span></text:p>
      <text:p text:style-name="P152"><text:span text:style-name="T153">nvalid user/</text:span></text:p>
      <text:p text:style-name="P154"><text:span text:style-name="T155">Failed password for invalid user test from 198.51.100.56 port 48412 ssh2</text:span></text:p>
      <text:p text:style-name="P156"><text:span text:style-name="T157"><text:s/>Accepted password for user7 from 192.0.2.200 port 31214 ssh2</text:span></text:p>
      <text:p text:style-name="P158"><text:span text:style-name="T159">nvalid user/</text:span></text:p>
      <text:p text:style-name="P160"><text:span text:style-name="T161">Failed password for user8 from 203.0.113.75 port 49218 ssh2</text:span></text:p>
      <text:p text:style-name="P162"><text:span text:style-name="T163">Accepted password for user8 from 203.0.113.75 port 49218 ssh2</text:span></text:p>
      <text:p text:style-name="P164"><text:span text:style-name="T165">nvalid user/</text:span></text:p>
      <text:p text:style-name="P166"><text:span text:style-name="T167"><text:s/>Failed password for root from 198.51.100.89 p</text:span><text:span text:style-name="T168">ort 62145 ssh2</text:span></text:p>
      <text:p text:style-name="P169"><text:span text:style-name="T170">Administrator@DESKTOP-TIC5DM4 MINGW64 ~/Desktop/LOG_FILE (master)</text:span></text:p>
      <text:p text:style-name="P171"><text:span text:style-name="T172">$ cat login_attempts.txt |awk '{print $0}'</text:span></text:p>
      <text:p text:style-name="P173"><text:span text:style-name="T174">Accepted password for user1 from 192.168.1.100 port 51432 ssh2</text:span></text:p>
      <text:soft-page-break/>
      <text:p text:style-name="P175"><text:span text:style-name="T176">Failed password for invalid user guest from 192.168.1.101 port 61234<text:s/></text:span><text:span text:style-name="T177">ssh2</text:span></text:p>
      <text:p text:style-name="P178"><text:span text:style-name="T179">Accepted password for user2 from 10.0.0.5 port 41852 ssh2</text:span></text:p>
      <text:p text:style-name="P180"><text:span text:style-name="T181">Failed password for user2 from 10.0.0.5 port 41852 ssh2</text:span></text:p>
      <text:p text:style-name="P182"><text:span text:style-name="T183">Failed password for invalid user admin from 172.16.0.2 port 32245 ssh2</text:span></text:p>
      <text:p text:style-name="P184"><text:span text:style-name="T185">Accepted password for user3 from 172.16.0.3 port 54012 ssh2</text:span></text:p>
      <text:p text:style-name="P186"><text:span text:style-name="T187">Failed</text:span><text:span text:style-name="T188"><text:s/>password for root from 203.0.113.42 port 39281 ssh2</text:span></text:p>
      <text:p text:style-name="P189"><text:span text:style-name="T190"><text:s/>Accepted password for root from 203.0.113.42 port 39281 ssh2</text:span></text:p>
      <text:p text:style-name="P191"><text:span text:style-name="T192"><text:s/>Failed password for user4 from 198.51.100.23 port 49503 ssh2</text:span></text:p>
      <text:p text:style-name="P193"><text:span text:style-name="T194">Failed password for user4 from 198.51.100.23 port 49503 ssh2</text:span></text:p>
      <text:p text:style-name="P195"><text:span text:style-name="T196">Accepted publickey</text:span><text:span text:style-name="T197"><text:s/>for user5 from 192.0.2.45 port 40322 ssh2</text:span></text:p>
      <text:p text:style-name="P198"><text:span text:style-name="T199">Failed password for user5 from 192.0.2.45 port 40322 ssh2</text:span></text:p>
      <text:p text:style-name="P200"><text:span text:style-name="T201">Failed password for root from 203.0.113.98 port 23412 ssh2</text:span></text:p>
      <text:p text:style-name="P202"><text:span text:style-name="T203">Accepted password for user6 from 192.168.1.102 port 65231 ssh2</text:span></text:p>
      <text:p text:style-name="P204"><text:span text:style-name="T205">Failed password for user6 from<text:s/></text:span><text:span text:style-name="T206">192.168.1.102 port 65231 ssh2</text:span></text:p>
      <text:p text:style-name="P207"><text:span text:style-name="T208">Failed password for invalid user test from 198.51.100.56 port 48412 ssh2</text:span></text:p>
      <text:p text:style-name="P209"><text:span text:style-name="T210"><text:s/>Accepted password for user7 from 192.0.2.200 port 31214 ssh2</text:span></text:p>
      <text:p text:style-name="P211"><text:span text:style-name="T212">Failed password for user8 from 203.0.113.75 port 49218 ssh2</text:span></text:p>
      <text:p text:style-name="P213"><text:span text:style-name="T214">Accepted password for user8 fro</text:span><text:span text:style-name="T215">m 203.0.113.75 port 49218 ssh2</text:span></text:p>
      <text:p text:style-name="P216"><text:span text:style-name="T217"><text:s/>Failed password for root from 198.51.100.89 port 62145 ssh2</text:span></text:p>
      <text:p text:style-name="P218"/>
      <text:p text:style-name="P219"><text:span text:style-name="T220"># Path to the log file where login attempts are recorded</text:span></text:p>
      <text:p text:style-name="P221"><text:span text:style-name="T222">LOG_FILE="/var/log/auth.log"</text:span></text:p>
      <text:p text:style-name="P223"/>
      <text:p text:style-name="P224"><text:span text:style-name="T225"># Path to the file where attempted users and error messages will be saved</text:span></text:p>
      <text:p text:style-name="P226"><text:span text:style-name="T227">OU</text:span><text:span text:style-name="T228">TPUT_FILE="login_attempts.txt"</text:span></text:p>
      <text:p text:style-name="P229"/>
      <text:p text:style-name="P230"><text:span text:style-name="T231"># Use grep to filter out lines containing "Failed password" from the log file</text:span></text:p>
      <text:soft-page-break/>
      <text:p text:style-name="P232"><text:span text:style-name="T233">grep "Failed password" "$LOG_FILE" | \</text:span></text:p>
      <text:p text:style-name="P234"/>
      <text:p text:style-name="P235"><text:span text:style-name="T236"># Use sed to extract the username from the filtered lines</text:span></text:p>
      <text:p text:style-name="P237"><text:span text:style-name="T238">sed -nE 's/.*Failed password for (invalid user )</text:span><text:span text:style-name="T239">?([^ ]+).*/\2/p' | \</text:span></text:p>
      <text:p text:style-name="P240"/>
      <text:p text:style-name="P241"><text:span text:style-name="T242"># Use awk to remove duplicate entries and save to the output file</text:span></text:p>
      <text:p text:style-name="P243"><text:span text:style-name="T244">awk '!seen[$0]++' &gt;</text:span><text:span text:style-name="T245"><text:s/>"$OUTPUT_FILE"</text:span></text:p>
      <text:p text:style-name="P246"/>
      <text:p text:style-name="P247"><text:span text:style-name="T248">echo "Login attempts extracted and saved to $OUTPUT_FILE"</text:span></text:p>
      <text:p text:style-name="P249"><text:span text:style-name="T250">1.</text:span><text:span text:style-name="T251"><text:tab/>It uses grep to filter out lines containing "Failed password" from the specified log file.</text:span></text:p>
      <text:p text:style-name="P252"><text:span text:style-name="T253">2.</text:span><text:span text:style-name="T254"><text:tab/>It uses sed to extract the usernames from the filtered lines. It handles cases where</text:span><text:span text:style-name="T255"><text:s/>the user might be marked as "invalid user".</text:span></text:p>
      <text:p text:style-name="P256"><text:span text:style-name="T257">3.</text:span><text:span text:style-name="T258"><text:tab/>It uses awk to remove any duplicate entries and saves the unique usernames along with error messages to the specified output file.</text:span></text:p>
      <text:p text:style-name="P259"><text:span text:style-name="T260">4.</text:span><text:span text:style-name="T261"><text:tab/>Finally, it prints a message indicating where the extracted login attempts</text:span><text:span text:style-name="T262"><text:s/>are saved.</text:span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917075166384</dc:creator>
    <meta:creation-date>2024-05-23T04:43:00Z</meta:creation-date>
    <dc:date>2024-05-23T04:43:00Z</dc:date>
    <meta:template xlink:href="Normal" xlink:type="simple"/>
    <meta:editing-cycles>2</meta:editing-cycles>
    <meta:editing-duration>PT0S</meta:editing-duration>
    <meta:document-statistic meta:page-count="5" meta:paragraph-count="12" meta:word-count="971" meta:character-count="6494" meta:row-count="46" meta:non-whitespace-character-count="5535"/>
  </office:meta>
</office:document-meta>
</file>